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ítulo" style:master-page-name="MP0" style:family="paragraph">
      <style:paragraph-properties fo:break-before="page" fo:margin-left="0.4916in">
        <style:tab-stops/>
      </style:paragraph-properties>
    </style:style>
    <style:style style:name="P4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P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9" style:parent-style-name="TDC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0" style:parent-style-name="TDC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</office:automatic-styles>
  <office:body>
    <office:text text:use-soft-page-breaks="true">
      <text:p text:style-name="P1">PRÁCTICA ESTA COSA ES GUAY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Martín Bris, Cristina<text:tab/><text:tab/>v13m094</text:p>
      <text:p text:style-name="P5">Rodríguez López, Daniel<text:tab/><text:tab/>w14m041</text:p>
      <text:p text:style-name="Normal"/>
      <text:p text:style-name="Normal"/>
      <text:p text:style-name="TítuloTDC">Contenido</text:p>
      <text:p text:style-name="P6"><text:line-break/><text:line-break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/>
          <text:p text:style-name="P8"><text:a xlink:href="#_Toc513131116" office:target-frame-name="_top" xlink:show="replace"><text:span text:style-name="Hipervínculo">EJERCICIO 1</text:span><text:tab/>3</text:a></text:p>
          <text:p text:style-name="P9"><text:a xlink:href="#_Toc513131117" office:target-frame-name="_top" xlink:show="replace"><text:span text:style-name="Hipervínculo">Apartado a</text:span><text:tab/>3</text:a></text:p>
          <text:p text:style-name="P10"><text:a xlink:href="#_Toc513131118" office:target-frame-name="_top" xlink:show="replace"><text:span text:style-name="Hipervínculo">Apartado b</text:span><text:tab/>3</text:a></text:p>
          <text:p text:style-name="P11"><text:a xlink:href="#_Toc513131119" office:target-frame-name="_top" xlink:show="replace"><text:span text:style-name="Hipervínculo">EJERCICIO 2</text:span><text:tab/>4</text:a></text:p>
          <text:p text:style-name="P12"><text:a xlink:href="#_Toc513131120" office:target-frame-name="_top" xlink:show="replace"><text:span text:style-name="Hipervínculo">EJERCICIO 3</text:span><text:tab/>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513131116"/>EJERCICIO 1<text:bookmark-end text:name="_Toc513131116"/></text:h>
      <text:p text:style-name="Normal"/>
      <text:p text:style-name="Normal"/>
      <text:h text:style-name="Título2" text:outline-level="2"><text:bookmark-start text:name="_Toc513131117"/>Apartado a<text:bookmark-end text:name="_Toc513131117"/></text:h>
      <text:p text:style-name="Normal"/>
      <text:p text:style-name="Normal"/>
      <text:h text:style-name="Título2" text:outline-level="2"><text:bookmark-start text:name="_Toc513131118"/>Apartado b<text:bookmark-end text:name="_Toc513131118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513131119"/>EJERCICIO 2<text:bookmark-end text:name="_Toc51313111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513131120"/>EJERCICIO 3<text:bookmark-end text:name="_Toc513131120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4916in"/>
      <style:text-properties style:font-name="Gill Sans MT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4D1434" fo:border-right="none" fo:padding-top="0in" fo:padding-left="0in" fo:padding-bottom="0.0138in" fo:padding-right="0in" style:shadow="none" fo:margin-top="0.2777in" fo:margin-bottom="0.0277in" fo:line-height="100%"/>
      <style:text-properties style:font-name="Gill Sans MT" style:font-name-asian="Times New Roman" style:font-name-complex="Times New Roman" fo:color="#390F26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Gill Sans MT" style:font-name-asian="Times New Roman" style:font-name-complex="Times New Roman" fo:color="#390F26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Gill Sans MT" style:font-name-asian="Times New Roman" style:font-name-complex="Times New Roman" fo:color="#404040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tyle="italic" style:font-style-asian="italic" style:font-style-complex="italic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variant="small-caps" fo:color="#595959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Gill Sans MT" style:font-name-asian="Times New Roman" style:font-name-complex="Times New Roman" fo:font-style="italic" style:font-style-asian="italic" style:font-style-complex="italic" fo:font-variant="small-caps" fo:color="#595959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Gill Sans MT" style:font-name-asian="Times New Roman" style:font-name-complex="Times New Roman" fo:color="#390F26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Gill Sans MT" style:font-name-asian="Times New Roman" style:font-name-complex="Times New Roman" fo:color="#390F26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Gill Sans MT" style:font-name-asian="Times New Roman" style:font-name-complex="Times New Roman" fo:color="#404040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Gill Sans MT" style:font-name-asian="Times New Roman" style:font-name-complex="Times New Roma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Gill Sans M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ítulo6Car" style:display-name="Título 6 Car" style:family="text" style:parent-style-name="Fuentedepárrafopredeter.">
      <style:text-properties style:font-name="Gill Sans MT" style:font-name-asian="Times New Roman" style:font-name-complex="Times New Roman" fo:color="#595959"/>
    </style:style>
    <style:style style:name="Título7Car" style:display-name="Título 7 Car" style:family="text" style:parent-style-name="Fuentedepárrafopredeter.">
      <style:text-properties style:font-name="Gill Sans MT" style:font-name-asian="Times New Roman" style:font-name-complex="Times New Roman" fo:font-style="italic" style:font-style-asian="italic" style:font-style-complex="italic" fo:color="#595959"/>
    </style:style>
    <style:style style:name="Título8Car" style:display-name="Título 8 Car" style:family="text" style:parent-style-name="Fuentedepárrafopredeter.">
      <style:text-properties style:font-name="Gill Sans MT" style:font-name-asian="Times New Roman" style:font-name-complex="Times New Roman" fo:font-variant="small-caps" fo:color="#595959"/>
    </style:style>
    <style:style style:name="Título9Car" style:display-name="Título 9 Car" style:family="text" style:parent-style-name="Fuentedepárrafopredeter.">
      <style:text-properties style:font-name="Gill Sans MT" style:font-name-asian="Times New Roman" style:font-name-complex="Times New Roman" fo:font-style="italic" style:font-style-asian="italic" style:font-style-complex="italic" fo:font-variant="small-caps" fo:color="#595959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Gill Sans MT" style:font-name-asian="Times New Roman" style:font-name-complex="Times New Roman" fo:color="#390F26" fo:letter-spacing="-0.0048in" fo:font-size="40pt" style:font-size-asian="40pt" style:font-size-complex="40pt" fo:hyphenate="false"/>
    </style:style>
    <style:style style:name="TítuloCar" style:display-name="Título Car" style:family="text" style:parent-style-name="Fuentedepárrafopredeter.">
      <style:text-properties style:font-name="Gill Sans MT" style:font-name-asian="Times New Roman" style:font-name-complex="Times New Roman" fo:color="#390F26" fo:letter-spacing="-0.0048in" fo:font-size="40pt" style:font-size-asian="40pt" style:font-size-complex="40pt"/>
    </style:style>
    <style:style style:name="Subtítulo" style:display-name="Subtítulo" style:family="paragraph" style:parent-style-name="Normal" style:next-style-name="Normal">
      <style:paragraph-properties fo:margin-bottom="0.1666in" fo:line-height="100%"/>
      <style:text-properties style:font-name="Gill Sans MT" style:font-name-asian="Times New Roman" style:font-name-complex="Times New Roman" fo:color="#404040" fo:font-size="15pt" style:font-size-asian="15pt" style:font-size-complex="15pt" fo:hyphenate="false"/>
    </style:style>
    <style:style style:name="SubtítuloCar" style:display-name="Subtítulo Car" style:family="text" style:parent-style-name="Fuentedepárrafopredeter.">
      <style:text-properties style:font-name="Gill Sans MT" style:font-name-asian="Times New Roman" style:font-name-complex="Times New Roman" fo:color="#404040" fo:font-size="15pt" style:font-size-asian="15pt" style:font-size-complex="15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/>
    </style:style>
    <style:style style:name="Citadestacada" style:display-name="Cita destacada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Gill Sans MT" style:font-name-asian="Times New Roman" style:font-name-complex="Times New Roman" fo:color="#4D1434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Gill Sans MT" style:font-name-asian="Times New Roman" style:font-name-complex="Times New Roman" fo:color="#4D1434" fo:font-size="14pt" style:font-size-asian="14pt" style:font-size-complex="14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595959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404040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/>
    </style:style>
    <style:style style:name="TítuloTDC" style:display-name="Título TDC" style:family="paragraph" style:parent-style-name="Título1" style:next-style-name="Normal">
      <style:text-properties fo:hyphenate="false"/>
    </style:style>
    <style:style style:name="Textonotapie" style:display-name="Texto nota pi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super 61.9%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Car" style:display-name="Sin espaciado Car" style:family="text" style:parent-style-name="Fuentedepárrafopredeter."/>
    <style:style style:name="Textonotaalfinal" style:display-name="Texto nota al final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notaalfinalCar" style:display-name="Texto nota al final Car" style:family="text" style:parent-style-name="Fuentedepárrafopredeter.">
      <style:text-properties fo:font-size="10pt" style:font-size-asian="10pt" style:font-size-complex="10pt"/>
    </style:style>
    <style:style style:name="Ref.denotaalfinal" style:display-name="Ref. de nota al final" style:family="text" style:parent-style-name="Fuentedepárrafopredeter.">
      <style:text-properties style:text-position="super 61.9%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458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828282" style:text-underline-type="single" style:text-underline-style="solid" style:text-underline-width="auto" style:text-underline-mode="continuous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d1434" draw:opacity="100%" draw:stroke="solid" svg:stroke-width="0.02431in" svg:stroke-color="#360b23" svg:stroke-opacity="100%" svg:stroke-linecap="round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border-top="0.0069in solid #7F7F7F" fo:border-left="none" fo:border-bottom="none" fo:border-right="none" fo:padding-top="0.0138in" fo:padding-left="0in" fo:padding-bottom="0in" fo:padding-right="0in" style:shadow="none" fo:text-align="center"/>
    </style:style>
    <style:style style:name="T3" style:parent-style-name="Fuentedepárrafopredeter." style:family="text">
      <style:text-properties fo:color="#903163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epágina"><draw:custom-shape svg:width="0.61875in" svg:height="0.20972in" draw:z-index="251659264" draw:id="id0" draw:style-name="a0" draw:transform="translate(-0.30937in -0.10486in) rotate(-3.14159) translate(0.30937in 0.10486in)" draw:name="Rectángulo 6" text:anchor-type="paragraph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 draw:mirror-horizontal="true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Martin Bris</meta:initial-creator>
    <dc:creator>Cristina Martin Bris</dc:creator>
    <meta:creation-date>2018-05-03T14:55:00Z</meta:creation-date>
    <dc:date>2018-05-03T15:16:00Z</dc:date>
    <meta:template xlink:href="Normal.dotm" xlink:type="simple"/>
    <meta:editing-cycles>2</meta:editing-cycles>
    <meta:editing-duration>PT1260S</meta:editing-duration>
    <meta:document-statistic meta:page-count="1" meta:paragraph-count="1" meta:word-count="113" meta:character-count="738" meta:row-count="5" meta:non-whitespace-character-count="626"/>
  </office:meta>
</office:document-meta>
</file>